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e0e7d" officeooo:paragraph-rsid="001e0e7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e0e7d" officeooo:paragraph-rsid="002bb118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e0e7d" officeooo:paragraph-rsid="001e0e7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e0e7d" officeooo:paragraph-rsid="002f188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0463f" officeooo:paragraph-rsid="0020463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0463f" officeooo:paragraph-rsid="0022d84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463f" officeooo:paragraph-rsid="003b57a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463f" officeooo:paragraph-rsid="003de38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0463f" officeooo:paragraph-rsid="003e9a9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61c59" officeooo:paragraph-rsid="002b341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61c59" officeooo:paragraph-rsid="002ded6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dd48a" officeooo:paragraph-rsid="002dd48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38874" officeooo:paragraph-rsid="0033887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38874" officeooo:paragraph-rsid="0046e90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38874" officeooo:paragraph-rsid="004a394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38874" officeooo:paragraph-rsid="0059142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c81e3" officeooo:paragraph-rsid="002ded6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c81e3" officeooo:paragraph-rsid="003c81e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226c" officeooo:paragraph-rsid="004238d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ded61" officeooo:paragraph-rsid="0031f0f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ded61" officeooo:paragraph-rsid="006b348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ded61" officeooo:paragraph-rsid="006ea8f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5c7760" officeooo:paragraph-rsid="005c776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636416" officeooo:paragraph-rsid="0063641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636416" officeooo:paragraph-rsid="00711ed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69b96c" officeooo:paragraph-rsid="0069b96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69b96c" officeooo:paragraph-rsid="006a685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69b96c" officeooo:paragraph-rsid="007c325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6a685f" officeooo:paragraph-rsid="006b348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6a685f" officeooo:paragraph-rsid="0086806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8fed5" officeooo:paragraph-rsid="0048fed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8fed5" officeooo:paragraph-rsid="006ea8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8fed5" officeooo:paragraph-rsid="006fee1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6b348d" officeooo:paragraph-rsid="00729d2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5f56a7" officeooo:paragraph-rsid="006ea8f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5f56a7" officeooo:paragraph-rsid="0086806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6ea8f7" officeooo:paragraph-rsid="006ea8f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75ad89" officeooo:paragraph-rsid="0075ad8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760bc8" officeooo:paragraph-rsid="00760bc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760bc8" officeooo:paragraph-rsid="0077eff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f1880" officeooo:paragraph-rsid="002f188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dd48a" officeooo:paragraph-rsid="002dd48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fo:font-weight="bold" officeooo:rsid="0057fa7e" officeooo:paragraph-rsid="0057fa7e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paragraph-rsid="00868065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7adf21" officeooo:paragraph-rsid="007adf2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8cc682" officeooo:paragraph-rsid="008cc682" style:font-size-asian="10.5pt" style:font-weight-asian="normal" style:font-size-complex="12pt" style:font-weight-complex="normal"/>
    </style:style>
    <style:style style:name="T1" style:family="text">
      <style:text-properties officeooo:rsid="00221c72"/>
    </style:style>
    <style:style style:name="T2" style:family="text">
      <style:text-properties officeooo:rsid="0022d849"/>
    </style:style>
    <style:style style:name="T3" style:family="text">
      <style:text-properties officeooo:rsid="002551a8"/>
    </style:style>
    <style:style style:name="T4" style:family="text">
      <style:text-properties officeooo:rsid="002b3415"/>
    </style:style>
    <style:style style:name="T5" style:family="text">
      <style:text-properties officeooo:rsid="002b410c"/>
    </style:style>
    <style:style style:name="T6" style:family="text">
      <style:text-properties officeooo:rsid="002bb118"/>
    </style:style>
    <style:style style:name="T7" style:family="text">
      <style:text-properties officeooo:rsid="002c226c"/>
    </style:style>
    <style:style style:name="T8" style:family="text">
      <style:text-properties officeooo:rsid="002dd48a"/>
    </style:style>
    <style:style style:name="T9" style:family="text">
      <style:text-properties officeooo:rsid="002ded61"/>
    </style:style>
    <style:style style:name="T10" style:family="text">
      <style:text-properties officeooo:rsid="002ea233"/>
    </style:style>
    <style:style style:name="T11" style:family="text">
      <style:text-properties officeooo:rsid="0030443a"/>
    </style:style>
    <style:style style:name="T12" style:family="text">
      <style:text-properties officeooo:rsid="0035790b"/>
    </style:style>
    <style:style style:name="T13" style:family="text">
      <style:text-properties officeooo:rsid="00373144"/>
    </style:style>
    <style:style style:name="T14" style:family="text">
      <style:text-properties officeooo:rsid="003a4e6d"/>
    </style:style>
    <style:style style:name="T15" style:family="text">
      <style:text-properties officeooo:rsid="003b57ae"/>
    </style:style>
    <style:style style:name="T16" style:family="text">
      <style:text-properties officeooo:rsid="003de38f"/>
    </style:style>
    <style:style style:name="T17" style:family="text">
      <style:text-properties officeooo:rsid="003e9a97"/>
    </style:style>
    <style:style style:name="T18" style:family="text">
      <style:text-properties officeooo:rsid="003fbc48"/>
    </style:style>
    <style:style style:name="T19" style:family="text">
      <style:text-properties officeooo:rsid="004238d8"/>
    </style:style>
    <style:style style:name="T20" style:family="text">
      <style:text-properties officeooo:rsid="0046e905"/>
    </style:style>
    <style:style style:name="T21" style:family="text">
      <style:text-properties officeooo:rsid="0048fed5"/>
    </style:style>
    <style:style style:name="T22" style:family="text">
      <style:text-properties officeooo:rsid="004a3944"/>
    </style:style>
    <style:style style:name="T23" style:family="text">
      <style:text-properties officeooo:rsid="004d7d75"/>
    </style:style>
    <style:style style:name="T24" style:family="text">
      <style:text-properties officeooo:rsid="004e284d"/>
    </style:style>
    <style:style style:name="T25" style:family="text">
      <style:text-properties officeooo:rsid="00550054"/>
    </style:style>
    <style:style style:name="T26" style:family="text">
      <style:text-properties officeooo:rsid="0059142d"/>
    </style:style>
    <style:style style:name="T27" style:family="text">
      <style:text-properties officeooo:rsid="005ff910"/>
    </style:style>
    <style:style style:name="T28" style:family="text">
      <style:text-properties officeooo:rsid="00618f2d"/>
    </style:style>
    <style:style style:name="T29" style:family="text">
      <style:text-properties officeooo:rsid="0069b96c"/>
    </style:style>
    <style:style style:name="T30" style:family="text">
      <style:text-properties officeooo:rsid="006a685f"/>
    </style:style>
    <style:style style:name="T31" style:family="text">
      <style:text-properties officeooo:rsid="006b348d"/>
    </style:style>
    <style:style style:name="T32" style:family="text">
      <style:text-properties officeooo:rsid="006c6551"/>
    </style:style>
    <style:style style:name="T33" style:family="text">
      <style:text-properties officeooo:rsid="006cc517"/>
    </style:style>
    <style:style style:name="T34" style:family="text">
      <style:text-properties officeooo:rsid="006fee10"/>
    </style:style>
    <style:style style:name="T35" style:family="text">
      <style:text-properties officeooo:rsid="007456fe"/>
    </style:style>
    <style:style style:name="T36" style:family="text">
      <style:text-properties officeooo:rsid="007556a5"/>
    </style:style>
    <style:style style:name="T37" style:family="text">
      <style:text-properties officeooo:rsid="007adf21"/>
    </style:style>
    <style:style style:name="T38" style:family="text">
      <style:text-properties officeooo:rsid="007c325d"/>
    </style:style>
    <style:style style:name="T39" style:family="text">
      <style:text-properties officeooo:rsid="00760bc8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30443a" style:font-weight-asian="bold" style:font-weight-complex="bold"/>
    </style:style>
    <style:style style:name="T42" style:family="text">
      <style:text-properties fo:font-weight="bold" officeooo:rsid="006b348d" style:font-weight-asian="bold" style:font-weight-complex="bold"/>
    </style:style>
    <style:style style:name="T43" style:family="text">
      <style:text-properties fo:font-weight="bold" officeooo:rsid="0069b96c" style:font-weight-asian="bold" style:font-weight-complex="bold"/>
    </style:style>
    <style:style style:name="T44" style:family="text">
      <style:text-properties fo:font-weight="bold" officeooo:rsid="006ea8f7" style:font-weight-asian="bold" style:font-weight-complex="bold"/>
    </style:style>
    <style:style style:name="T45" style:family="text">
      <style:text-properties fo:font-weight="bold" officeooo:rsid="006fee10" style:font-weight-asian="bold" style:font-weight-complex="bold"/>
    </style:style>
    <style:style style:name="T46" style:family="text">
      <style:text-properties fo:font-weight="bold" officeooo:rsid="007f7855" style:font-weight-asian="bold" style:font-weight-complex="bold"/>
    </style:style>
    <style:style style:name="T47" style:family="text">
      <style:text-properties fo:font-weight="bold" officeooo:rsid="0080f5d3" style:font-weight-asian="bold" style:font-weight-complex="bold"/>
    </style:style>
    <style:style style:name="T48" style:family="text">
      <style:text-properties fo:font-weight="bold" officeooo:rsid="007c325d" style:font-weight-asian="bold" style:font-weight-complex="bold"/>
    </style:style>
    <style:style style:name="T49" style:family="text">
      <style:text-properties fo:font-weight="bold" officeooo:rsid="00837418" style:font-weight-asian="bold" style:font-weight-complex="bold"/>
    </style:style>
    <style:style style:name="T50" style:family="text">
      <style:text-properties fo:font-weight="bold" officeooo:rsid="006a685f" style:font-weight-asian="bold" style:font-weight-complex="bold"/>
    </style:style>
    <style:style style:name="T51" style:family="text">
      <style:text-properties fo:font-weight="bold" officeooo:rsid="0077eff3" style:font-weight-asian="bold" style:font-weight-complex="bold"/>
    </style:style>
    <style:style style:name="T52" style:family="text">
      <style:text-properties fo:font-weight="bold" officeooo:rsid="007cf1d0" style:font-weight-asian="bold" style:font-weight-complex="bold"/>
    </style:style>
    <style:style style:name="T53" style:family="text">
      <style:text-properties fo:font-weight="bold" officeooo:rsid="008496aa" style:font-weight-asian="bold" style:font-weight-complex="bold"/>
    </style:style>
    <style:style style:name="T54" style:family="text">
      <style:text-properties fo:font-weight="bold" officeooo:rsid="00868065" style:font-weight-asian="bold" style:font-weight-complex="bold"/>
    </style:style>
    <style:style style:name="T55" style:family="text">
      <style:text-properties fo:font-weight="bold" officeooo:rsid="0035790b" style:font-weight-asian="bold" style:font-weight-complex="bold"/>
    </style:style>
    <style:style style:name="T56" style:family="text">
      <style:text-properties fo:font-weight="bold" officeooo:rsid="003b57ae" style:font-weight-asian="bold" style:font-weight-complex="bold"/>
    </style:style>
    <style:style style:name="T57" style:family="text">
      <style:text-properties fo:font-weight="bold" officeooo:rsid="00658b2b" style:font-weight-asian="bold" style:font-weight-complex="bold"/>
    </style:style>
    <style:style style:name="T58" style:family="text">
      <style:text-properties fo:font-weight="bold" officeooo:rsid="0059142d" style:font-weight-asian="bold" style:font-weight-complex="bold"/>
    </style:style>
    <style:style style:name="T59" style:family="text">
      <style:text-properties fo:font-weight="bold" officeooo:rsid="005c7760" style:font-weight-asian="bold" style:font-weight-complex="bold"/>
    </style:style>
    <style:style style:name="T60" style:family="text">
      <style:text-properties fo:font-weight="bold" officeooo:rsid="004e284d" style:font-weight-asian="bold" style:font-weight-complex="bold"/>
    </style:style>
    <style:style style:name="T61" style:family="text">
      <style:text-properties fo:font-weight="bold" officeooo:rsid="004a3944" style:font-weight-asian="bold" style:font-weight-complex="bold"/>
    </style:style>
    <style:style style:name="T62" style:family="text">
      <style:text-properties fo:font-weight="bold" officeooo:rsid="0067259c" style:font-weight-asian="bold" style:font-weight-complex="bold"/>
    </style:style>
    <style:style style:name="T63" style:family="text">
      <style:text-properties fo:font-weight="bold" officeooo:rsid="0087a8b8" style:font-weight-asian="bold" style:font-weight-complex="bold"/>
    </style:style>
    <style:style style:name="T64" style:family="text">
      <style:text-properties fo:font-weight="bold" officeooo:rsid="004bc492" style:font-weight-asian="bold" style:font-weight-complex="bold"/>
    </style:style>
    <style:style style:name="T65" style:family="text">
      <style:text-properties fo:font-weight="bold" officeooo:rsid="004a4db6" style:font-weight-asian="bold" style:font-weight-complex="bold"/>
    </style:style>
    <style:style style:name="T66" style:family="text">
      <style:text-properties fo:font-weight="bold" officeooo:rsid="002b410c" style:font-weight-asian="bold" style:font-weight-complex="bold"/>
    </style:style>
    <style:style style:name="T67" style:family="text">
      <style:text-properties fo:font-weight="bold" officeooo:rsid="003de38f" style:font-weight-asian="bold" style:font-weight-complex="bold"/>
    </style:style>
    <style:style style:name="T68" style:family="text">
      <style:text-properties fo:font-weight="bold" officeooo:rsid="00221c72" style:font-weight-asian="bold" style:font-weight-complex="bold"/>
    </style:style>
    <style:style style:name="T69" style:family="text">
      <style:text-properties fo:font-weight="bold" officeooo:rsid="002bb118" style:font-weight-asian="bold" style:font-weight-complex="bold"/>
    </style:style>
    <style:style style:name="T70" style:family="text">
      <style:text-properties fo:font-weight="bold" officeooo:rsid="00248641" style:font-weight-asian="bold" style:font-weight-complex="bold"/>
    </style:style>
    <style:style style:name="T71" style:family="text">
      <style:text-properties fo:font-weight="bold" officeooo:rsid="002ded61" style:font-weight-asian="bold" style:font-weight-complex="bold"/>
    </style:style>
    <style:style style:name="T72" style:family="text">
      <style:text-properties fo:font-weight="bold" officeooo:rsid="0022d849" style:font-weight-asian="bold" style:font-weight-complex="bold"/>
    </style:style>
    <style:style style:name="T73" style:family="text">
      <style:text-properties fo:font-weight="bold" officeooo:rsid="008cc682" style:font-weight-asian="bold" style:font-weight-complex="bold"/>
    </style:style>
    <style:style style:name="T74" style:family="text">
      <style:text-properties officeooo:rsid="0080f5d3"/>
    </style:style>
    <style:style style:name="T75" style:family="text">
      <style:text-properties officeooo:rsid="00837418"/>
    </style:style>
    <style:style style:name="T76" style:family="text">
      <style:text-properties officeooo:rsid="008496aa"/>
    </style:style>
    <style:style style:name="T77" style:family="text">
      <style:text-properties fo:font-size="12pt" fo:font-weight="normal" officeooo:rsid="005f56a7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6cc517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6b348d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79542e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69b96c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6a685f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868065" style:font-size-asian="12pt" style:font-weight-asian="normal" style:font-size-complex="12pt" style:font-weight-complex="normal"/>
    </style:style>
    <style:style style:name="T84" style:family="text">
      <style:text-properties fo:font-size="12pt" fo:font-weight="bold" officeooo:rsid="005f56a7" style:font-size-asian="12pt" style:font-weight-asian="bold" style:font-size-complex="12pt" style:font-weight-complex="bold"/>
    </style:style>
    <style:style style:name="T85" style:family="text">
      <style:text-properties fo:font-size="12pt" fo:font-weight="bold" officeooo:rsid="006cc517" style:font-size-asian="12pt" style:font-weight-asian="bold" style:font-size-complex="12pt" style:font-weight-complex="bold"/>
    </style:style>
    <style:style style:name="T86" style:family="text">
      <style:text-properties fo:font-size="12pt" fo:font-weight="bold" officeooo:rsid="006b348d" style:font-size-asian="12pt" style:font-weight-asian="bold" style:font-size-complex="12pt" style:font-weight-complex="bold"/>
    </style:style>
    <style:style style:name="T87" style:family="text">
      <style:text-properties fo:font-size="12pt" fo:font-weight="bold" officeooo:rsid="00868065" style:font-size-asian="12pt" style:font-weight-asian="bold" style:font-size-complex="12pt" style:font-weight-complex="bold"/>
    </style:style>
    <style:style style:name="T88" style:family="text">
      <style:text-properties fo:color="#000000" loext:opacity="100%" style:text-underline-style="none"/>
    </style:style>
    <style:style style:name="T89" style:family="text">
      <style:text-properties fo:color="#000000" loext:opacity="100%" style:text-underline-style="none" officeooo:rsid="00868065"/>
    </style:style>
    <style:style style:name="T90" style:family="text">
      <style:text-properties officeooo:rsid="008a6a43"/>
    </style:style>
    <style:style style:name="T91" style:family="text">
      <style:text-properties officeooo:rsid="008cc682"/>
    </style:style>
    <style:style style:name="T9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de Views, Funções,</text:p>
      <text:p text:style-name="P1">Procedimentos <text:span text:style-name="T6">e</text:span> Trigers</text:p>
      <text:p text:style-name="P3"/>
      <text:p text:style-name="P43">Views</text:p>
      <text:p text:style-name="P42"/>
      <text:p text:style-name="P41">Criar view contendo o<text:span text:style-name="T11">s</text:span> <text:span text:style-name="T40">preços</text:span><text:span text:style-name="T41"> atuais</text:span><text:span text:style-name="T40"> </text:span><text:span text:style-name="T41">para</text:span><text:span text:style-name="T40"> compra da moeda do sistema</text:span> <text:span text:style-name="T11">com</text:span> <text:span text:style-name="T11">o</text:span>s diferentes <text:span text:style-name="T11">sistemas monetários oferecidos</text:span><text:span text:style-name="T91">(@Deprecated → consulta muito simples)</text:span>.</text:p>
      <text:p text:style-name="P41"/>
      <text:p text:style-name="P45">Criar view contendo todos os<text:span text:style-name="T40"> sorteios ativos</text:span><text:span text:style-name="T73">(</text:span>@Deprecated → sorteios ativos sao identificados atarvez de uma variavel de estado).</text:p>
      <text:p text:style-name="P45"/>
      <text:p text:style-name="P46">Criar view contendo os <text:span text:style-name="T40">sorteios, </text:span>de modalidade incremental, que forem<text:span text:style-name="T40"> incrementados</text:span>.</text:p>
      <text:p text:style-name="P41"/>
      <text:p text:style-name="P43">Procedimentos</text:p>
      <text:p text:style-name="P4"/>
      <text:p text:style-name="P19">Procedimento para <text:span text:style-name="T40">sortear os números do um sorteio a partir do intervalo de números sorteáveis e quantidade de números a serem sorteados</text:span>. <text:span text:style-name="T19">O sorteio deve ser removido da</text:span><text:span text:style-name="T17"> view dos sorteios ativos</text:span>. Deve ser pa<text:span text:style-name="T13">ss</text:span>ada a chave primaria d<text:span text:style-name="T24">e</text:span> <text:span text:style-name="T21">S</text:span>orteio como parâmetro.</text:p>
      <text:p text:style-name="P12"/>
      <text:p text:style-name="P20">Procedimento para <text:span text:style-name="T40">notificar Clientes e Organizadores sobre o resultado geral de um sorteio</text:span>. <text:span text:style-name="T10">Para C</text:span><text:span text:style-name="T4">lientes </text:span><text:span text:style-name="T10">com</text:span><text:span text:style-name="T4"> um </text:span><text:span text:style-name="T10">ou mais</text:span><text:span text:style-name="T4"> </text:span><text:span text:style-name="T10">bilhetes no sorteio devem ser</text:span><text:span text:style-name="T4"> informado</text:span><text:span text:style-name="T14">s</text:span><text:span text:style-name="T10"> o resultado,</text:span><text:span text:style-name="T4"> se ele venceu ou não, </text:span><text:span text:style-name="T10">a quantidade de jogos vencidos e o prêmio total recebido</text:span><text:span text:style-name="T4">. </text:span><text:span text:style-name="T10">Para O</text:span><text:span text:style-name="T5">rganizadores </text:span><text:span text:style-name="T10">devem ser informados o resultado</text:span><text:span text:style-name="T5"> </text:span><text:span text:style-name="T4">quantidade de vencedores e o </text:span><text:span text:style-name="T10">balan</text:span><text:span text:style-name="T18">ç</text:span><text:span text:style-name="T10">o do s</text:span><text:span text:style-name="T14">o</text:span><text:span text:style-name="T10">rteio(receita com bilhetes menos prêmio distribuído). </text:span><text:span text:style-name="T7">Deve ser pas</text:span><text:span text:style-name="T12">s</text:span><text:span text:style-name="T7">ada a chave primaria d</text:span><text:span text:style-name="T24">e</text:span><text:span text:style-name="T7"> </text:span><text:span text:style-name="T21">S</text:span><text:span text:style-name="T7">orteio como parâmetro.</text:span></text:p>
      <text:p text:style-name="P20"/>
      <text:p text:style-name="P38">Procedimento para <text:span text:style-name="T40">retornar </text:span><text:span text:style-name="T42">principais dados de um</text:span><text:span text:style-name="T40">a</text:span><text:span text:style-name="T42"> </text:span><text:span text:style-name="T40">conta Cliente</text:span><text:span text:style-name="T31">, relevantes para </text:span>o Usuário. Mostrar o e-mail, CPF, telefone, saldo, número de sorteios participados, total de bilhetes comprados, total de sorteios vencidos, total ganhos em <text:span text:style-name="T30">prêmio</text:span>s. Deve ser passada a chave de Cliente.</text:p>
      <text:p text:style-name="P20"/>
      <text:p text:style-name="P38">Procedimento para <text:span text:style-name="T40">retornar </text:span><text:span text:style-name="T42">principais dados de um</text:span><text:span text:style-name="T40">a</text:span><text:span text:style-name="T42"> </text:span><text:span text:style-name="T40">conta Organizador</text:span><text:span text:style-name="T31">, relevantes para </text:span>o Usuário. Mostrar o e-mail, CNPJ, telefone, saldo, número de sorteios realizados, total de bilhetes vendidos, total em ganhos com vendas de bilhetes. Deve ser passada a chave de Organizador.</text:p>
      <text:p text:style-name="P20"/>
      <text:p text:style-name="P25">Procedimento para <text:span text:style-name="T40">retornar um resumo das Operações de saque e depósito para cada moeda</text:span> suportada(USD, BRL...). Deve ser mostrado o código da moeda, valor total depositado <text:span text:style-name="T36">em valor da</text:span> moeda <text:span text:style-name="T36">e</text:span> o valor sacado <text:span text:style-name="T36">em valor da</text:span> moeda.</text:p>
      <text:p text:style-name="P24"/>
      <text:p text:style-name="P33">Procedimento para <text:span text:style-name="T40">retornar </text:span><text:span text:style-name="T43">um</text:span><text:span text:style-name="T44">a</text:span><text:span text:style-name="T43"> </text:span><text:span text:style-name="T44">lista resumindo</text:span><text:span text:style-name="T40"> tod</text:span><text:span text:style-name="T45">a</text:span><text:span text:style-name="T40">s </text:span><text:span text:style-name="T45">as </text:span><text:span text:style-name="T49">O</text:span><text:span text:style-name="T45">pe</text:span><text:span text:style-name="T47">ra</text:span><text:span text:style-name="T46">çõ</text:span><text:span text:style-name="T45">es feitas por um Usuário</text:span>, <text:span text:style-name="T30">ordenad</text:span><text:span text:style-name="T34">a</text:span><text:span text:style-name="T30">s</text:span><text:span text:style-name="T25"> pela data, dos mais recentes para os mais antigos</text:span>. <text:span text:style-name="T29">Devem ser mostrados </text:span><text:span text:style-name="T34">a data da operação</text:span><text:span text:style-name="T29">, o </text:span><text:span text:style-name="T34">tipo de operação(saque ou depósito)</text:span><text:span text:style-name="T29">, </text:span><text:span text:style-name="T34">o código da moeda usada, valor da operação em moeda usada, taxa de convers</text:span><text:span text:style-name="T74">ã</text:span><text:span text:style-name="T34">o aplicada</text:span>. <text:span text:style-name="T7">Deve ser passada a chave d</text:span><text:span text:style-name="T34">o</text:span><text:span text:style-name="T7"> </text:span><text:span text:style-name="T34">Usuário</text:span><text:span text:style-name="T7"> como parâmetro.</text:span></text:p>
      <text:p text:style-name="P20"/>
      <text:p text:style-name="P32">Procedimento para <text:span text:style-name="T40">retornar </text:span><text:span text:style-name="T43">um</text:span><text:span text:style-name="T44">a</text:span><text:span text:style-name="T43"> </text:span><text:span text:style-name="T44">lista resumindo</text:span><text:span text:style-name="T40"> todos os bilhetes comprados por um Cliente</text:span>, <text:span text:style-name="T30">ordenados</text:span><text:span text:style-name="T25"> pela data, dos mais recentes para os mais antigos</text:span>. <text:span text:style-name="T29">Devem ser mostrados </text:span><text:span text:style-name="T31">a chave primaria do sorteio</text:span><text:span text:style-name="T29">, o número do bilhete, data da co</text:span><text:span text:style-name="T74">m</text:span><text:span text:style-name="T29">pra e se o sorteio já foi finalizado</text:span>. <text:span text:style-name="T7">Deve ser passada a chave d</text:span><text:span text:style-name="T24">e</text:span><text:span text:style-name="T7"> </text:span>Cliente<text:span text:style-name="T7"> como parâmetro.</text:span></text:p>
      <text:p text:style-name="P31"/>
      <text:p text:style-name="P35">Procedimento para <text:span text:style-name="T40">retornar </text:span><text:span text:style-name="T43">um</text:span><text:span text:style-name="T44">a</text:span><text:span text:style-name="T43"> </text:span><text:span text:style-name="T44">lista resumindo</text:span><text:span text:style-name="T40"> todos os sorteios realizados por um Organizador</text:span>, <text:span text:style-name="T30">ordenados</text:span><text:span text:style-name="T25"> pela data, dos mais recentes para os mais antigos</text:span>. Deve ser mostrados <text:span text:style-name="T31">a </text:span><text:soft-page-break/><text:span text:style-name="T31">chave primaria do sorteio,</text:span> o <text:span text:style-name="T29">valor do </text:span><text:span text:style-name="T37">prêmio</text:span>, o preço do bilhete <text:span text:style-name="T29">em moeda do sistema</text:span>, <text:span text:style-name="T28">total</text:span> de bilhetes <text:span text:style-name="T28">vendidos</text:span>, <text:span text:style-name="T29">o total de participantes e se já foi finalizado.</text:span> Deve ser passada a chave do Organizador <text:span text:style-name="T27">como </text:span><text:span text:style-name="T7">parâmetro</text:span>.</text:p>
      <text:p text:style-name="P21"/>
      <text:p text:style-name="P28">Procedimento para <text:span text:style-name="T40">retornar um</text:span><text:span text:style-name="T44">a</text:span><text:span text:style-name="T40"> </text:span><text:span text:style-name="T44">lista resumindo</text:span><text:span text:style-name="T40"> todos os sorteios ativos </text:span><text:span text:style-name="T48">de um </text:span><text:span text:style-name="T49">O</text:span><text:span text:style-name="T48">rganizador</text:span>. <text:span text:style-name="T30">Most</text:span><text:span text:style-name="T75">r</text:span><text:span text:style-name="T30">ar </text:span><text:span text:style-name="T31">a chave primaria do sorteio, </text:span><text:span text:style-name="T30">o valor do prêmio, preço do bilhete e total de participantes, ordenados pela data. </text:span><text:span text:style-name="T39">Deve passar a chave de </text:span><text:span text:style-name="T38">Organizador</text:span><text:span text:style-name="T39"> como parâmetro.</text:span></text:p>
      <text:p text:style-name="P26"/>
      <text:p text:style-name="P28">Procedimento para <text:span text:style-name="T40">retornar </text:span><text:span text:style-name="T44">uma lista resumindo todos</text:span><text:span text:style-name="T40"> os sorteios </text:span><text:span text:style-name="T50">finalizados </text:span><text:span text:style-name="T48">de um </text:span><text:span text:style-name="T49">O</text:span><text:span text:style-name="T48">rganizador</text:span>. <text:span text:style-name="T30">Most</text:span><text:span text:style-name="T75">r</text:span><text:span text:style-name="T30">ar </text:span><text:span text:style-name="T31">a chave primaria do sorteio,</text:span><text:span text:style-name="T30"> o valor do prêmio, preço do bilhete </text:span><text:span text:style-name="T32">em moeda do sistema</text:span><text:span text:style-name="T30"> e total de participantes, ordenados pela data. </text:span><text:span text:style-name="T39">Deve passar a chave de </text:span><text:span text:style-name="T38">Organizador</text:span><text:span text:style-name="T39"> como parâmetro.</text:span></text:p>
      <text:p text:style-name="P27"/>
      <text:p text:style-name="P39">Procedimento para <text:span text:style-name="T40">retornar </text:span><text:span text:style-name="T49">os </text:span><text:span text:style-name="T40">b</text:span><text:span text:style-name="T49">a</text:span><text:span text:style-name="T40">lan</text:span><text:span text:style-name="T49">ç</text:span><text:span text:style-name="T40">o</text:span><text:span text:style-name="T51">s</text:span><text:span text:style-name="T40"> de cada sorteio </text:span><text:span text:style-name="T49">participado </text:span><text:span text:style-name="T40">para um Cliente</text:span>. Mostrar chave do sorteio, data do sorteio, bilhetes comprados, preço do bilhete e prêmio recebido(“0” se não ganhou com nenhum bilhete). Deve passar a chave de Cliente como parâmetro.</text:p>
      <text:p text:style-name="P27"/>
      <text:p text:style-name="P40">Procedimento para <text:span text:style-name="T40">retornar </text:span><text:span text:style-name="T52">o</text:span><text:span text:style-name="T53">s</text:span><text:span text:style-name="T40"> ba</text:span><text:span text:style-name="T52">la</text:span><text:span text:style-name="T40">n</text:span><text:span text:style-name="T53">ç</text:span><text:span text:style-name="T40">o</text:span><text:span text:style-name="T53">s</text:span><text:span text:style-name="T40"> de cada sorteio </text:span><text:span text:style-name="T49">criado</text:span><text:span text:style-name="T40"> para um Organizador</text:span>. Mostrar chave do sorteio, data do sorteio, bilhetes vendidos, preço do bilhete e prêmio distribuído(“0” se ninguém ganhou o prêmio). Deve passar a chave de Organizador como parâmetro.</text:p>
      <text:p text:style-name="P27"/>
      <text:p text:style-name="P39">Procedimento para <text:span text:style-name="T40">retornar b</text:span><text:span text:style-name="T53">a</text:span><text:span text:style-name="T40">lan</text:span><text:span text:style-name="T53">ç</text:span><text:span text:style-name="T40">o de gastos por sorteio </text:span><text:span text:style-name="T53">para um Usuário.</text:span> Mostrar chave do sorteio, data do sorteio, bilhetes comprados, preço do bilhete e prêmio recebido(“0” se não ganhou com nenhum bilhete). Deve passar a chave de Cliente como parâmetro.</text:p>
      <text:p text:style-name="P27"/>
      <text:p text:style-name="P34">Procedimento para <text:span text:style-name="T40">retornar os principais dados de um bilhete</text:span>, relevantes para um Cliente. Mostrar o número do bilhete, data de compra, o preço do bilhete <text:span text:style-name="T32">em moeda do sistema, data do resultado, prêmio do sorteio em moeda do sistema e se sta finalizado. Deve pas</text:span><text:span text:style-name="T76">s</text:span><text:span text:style-name="T32">ar a chave do bilhete como parâmetro.</text:span></text:p>
      <text:p text:style-name="P27"/>
      <text:p text:style-name="P44"><text:span text:style-name="T77">Procedimento para </text:span><text:span text:style-name="T84">retornar </text:span><text:span text:style-name="T85">os</text:span><text:span text:style-name="T84"> </text:span><text:span text:style-name="T86">principais dados </text:span><text:span text:style-name="T85">de uma modalidade de </text:span><text:span text:style-name="T87">S</text:span><text:span text:style-name="T85">or</text:span><text:span text:style-name="T87">te</text:span><text:span text:style-name="T85">ios</text:span><text:span text:style-name="T78">, relevantes para um </text:span><text:span text:style-name="T77">Organizador. Deve ser mostrados </text:span><text:span text:style-name="T79">a </text:span><text:span text:style-name="T78">d</text:span><text:span text:style-name="T80">a</text:span><text:span text:style-name="T78">ta de criação</text:span><text:span text:style-name="T79">, </text:span><text:span text:style-name="T78">o número de sorteios, o período entre sorteios, </text:span><text:span text:style-name="T77">o </text:span><text:span text:style-name="T81">valor </text:span><text:span text:style-name="T78">inicial</text:span><text:span text:style-name="T81"> do prêmio</text:span><text:span text:style-name="T77">, </text:span><text:span text:style-name="T82">se e incremental, condição de incremento, porcentagem incrementada, se e acumulável, por</text:span><text:span text:style-name="T83">c</text:span><text:span text:style-name="T82">entagem acumulável,</text:span><text:span text:style-name="T77"> o preço do bilhete </text:span><text:span text:style-name="T81">em moeda do sistema</text:span><text:span text:style-name="T77">, </text:span><text:span text:style-name="T82">quantidade de números sorteados, inicio do intervalo</text:span><text:span text:style-name="T88"> </text:span><text:span text:style-name="T89">sorteável</text:span></text:p>
      <text:p text:style-name="P36"><text:span text:style-name="T30">, fim do intervalo </text:span><text:span text:style-name="T89">sorteável</text:span><text:span text:style-name="T30"> e descrição.</text:span>. Deve ser passada a chave d<text:span text:style-name="T33">a modalidade</text:span> <text:span text:style-name="T27">como </text:span><text:span text:style-name="T7">parâmetro</text:span>.</text:p>
      <text:p text:style-name="P27"/>
      <text:p text:style-name="P30">Procedimento para <text:span text:style-name="T40">retornar todos os dados sobre um </text:span><text:span text:style-name="T54">S</text:span><text:span text:style-name="T40">orteio</text:span>, <text:span text:style-name="T31">relevantes para um Usuário.</text:span> Mostrar a data de início, data do resultado, total de participante, valor do prêmio, se e incremental, condição de incremento, porcentagem incrementada, se e acumulável, porcentagem acumulável, preço do bilhete, quantidade de números sorteados, inicio do intervalo <text:span text:style-name="T89">sorteável</text:span>, fim do intervalo <text:span text:style-name="T89">sorteável</text:span> e descrição. Deve passar a chave do sorteio.</text:p>
      <text:p text:style-name="P29"/>
      <text:p text:style-name="P37">Procedimento para <text:span text:style-name="T40">retornar o resultado de um sorteio</text:span>, o sorteio deve e<text:span text:style-name="T35">s</text:span>tar finalizado. Mostrar a data do resultado, total de participantes, prêmio total distribuído, total de bilhetes vencedores, prêmio distribuído por vencedor.</text:p>
      <text:p text:style-name="P22"/>
      <text:p text:style-name="P43">Funções</text:p>
      <text:p text:style-name="P20"/>
      <text:p text:style-name="P13">Função para <text:span text:style-name="T40">retornar o t</text:span><text:span text:style-name="T55">o</text:span><text:span text:style-name="T40">tal em perdas</text:span>, <text:span text:style-name="T20">em moeda do sistema,</text:span> <text:span text:style-name="T40">de uma conta</text:span>. De<text:span text:style-name="T15">v</text:span>e ser passado o E-mail do usuário como parâmetro.</text:p>
      <text:p text:style-name="P13"/>
      <text:p text:style-name="P14"><text:soft-page-break/>Função para <text:span text:style-name="T40">retornar o t</text:span><text:span text:style-name="T56">o</text:span><text:span text:style-name="T40">tal em ganhos</text:span>, <text:span text:style-name="T20">em moeda do sistema,</text:span> <text:span text:style-name="T40">de uma conta</text:span>. De<text:span text:style-name="T15">v</text:span>e ser passado o E-mail do usuário como parâmetro.</text:p>
      <text:p text:style-name="P14"/>
      <text:p text:style-name="P24">Função para <text:span text:style-name="T40">retornar a m</text:span><text:span text:style-name="T57">é</text:span><text:span text:style-name="T40">dia de bilhetes vendidos em todos os sorteios de uma modalidade</text:span>. Deve ser passada a chave primaria da modalidade.</text:p>
      <text:p text:style-name="P14"/>
      <text:p text:style-name="P16">Função para <text:span text:style-name="T40">retornar </text:span><text:span text:style-name="T58">o balanço </text:span><text:span text:style-name="T40">de uma conta</text:span><text:span text:style-name="T26">(saldo + quanto ganhou – quanto perdeu – custos)</text:span>. De<text:span text:style-name="T15">v</text:span>e ser passado o E-mail do usuário como parâmetro.</text:p>
      <text:p text:style-name="P16"/>
      <text:p text:style-name="P23">Função para <text:span text:style-name="T40">retornar o valor arrecadado com a vende de bilhetes de um sorteio</text:span>. Deve ser passada a chave primaria de um sorteio.</text:p>
      <text:p text:style-name="P14"/>
      <text:p text:style-name="P15">Função para <text:span text:style-name="T40">retornar </text:span><text:span text:style-name="T59">soma do</text:span><text:span text:style-name="T40"> </text:span><text:span text:style-name="T59">retorno de todos os sorteios de uma </text:span><text:span text:style-name="T60">m</text:span><text:span text:style-name="T61">odalidad</text:span><text:span text:style-name="T62">e</text:span>. <text:span text:style-name="T7">Deve ser passada a chave primaria d</text:span><text:span text:style-name="T22">a</text:span><text:span text:style-name="T7"> </text:span><text:span text:style-name="T24">m</text:span><text:span text:style-name="T22">odalidade</text:span><text:span text:style-name="T7"> como parâmetro.</text:span></text:p>
      <text:p text:style-name="P6"/>
      <text:p text:style-name="P43">Triggers</text:p>
      <text:p text:style-name="P6"/>
      <text:p text:style-name="P18">Trigger para que <text:span text:style-name="T40">realizada uma operação com dinheiro real de depósito/saque em uma conta</text:span><text:span text:style-name="T63">(Insert)</text:span><text:span text:style-name="T40"> seja feita a conversão do valor para a moeda do sistema e seja adicionado/retirado do saldo d</text:span><text:span text:style-name="T64">a conta</text:span><text:span text:style-name="T40"> </text:span><text:span text:style-name="T65">U</text:span><text:span text:style-name="T40">suário</text:span>.</text:p>
      <text:p text:style-name="P18"/>
      <text:p text:style-name="P8"><text:span text:style-name="T5">Trigger para</text:span><text:span text:style-name="T66"> </text:span><text:span text:style-name="T67">quando</text:span><text:span text:style-name="T68"> um</text:span><text:span text:style-name="T67">a</text:span><text:span text:style-name="T68"> nov</text:span><text:span text:style-name="T67">a modalidade de</text:span><text:span text:style-name="T68"> </text:span><text:span text:style-name="T40">sorteio </text:span><text:span text:style-name="T67">for criada</text:span><text:span text:style-name="T63">(Insert)</text:span><text:span text:style-name="T40"> se</text:span><text:span text:style-name="T66">ja</text:span><text:span text:style-name="T40"> </text:span><text:span text:style-name="T67">criado e iniciado o primeiro sorteio</text:span>.</text:p>
      <text:p text:style-name="P6"/>
      <text:p text:style-name="P9"><text:span text:style-name="T5">Trigger para, </text:span><text:span text:style-name="T66">no início de</text:span><text:span text:style-name="T68"> um novo </text:span><text:span text:style-name="T40">sorteio</text:span><text:span text:style-name="T63">(Insert)</text:span><text:span text:style-name="T40">, debita</text:span><text:span text:style-name="T67">r</text:span><text:span text:style-name="T40"> do saldo da conta </text:span><text:span text:style-name="T66">Organizador</text:span><text:span text:style-name="T40"> o valor correspondente ao </text:span><text:span text:style-name="T68">prêmio</text:span>.</text:p>
      <text:p text:style-name="P5"/>
      <text:p text:style-name="P7"><text:span text:style-name="T5">Trigger para que </text:span><text:span text:style-name="T69">a</text:span><text:span text:style-name="T66">pos</text:span><text:span text:style-name="T40"> a compra d</text:span><text:span text:style-name="T69">o</text:span><text:span text:style-name="T40"> bilhete </text:span><text:span text:style-name="T69">de</text:span><text:span text:style-name="T40"> um sorteio</text:span><text:span text:style-name="T63">(Insert)</text:span><text:span text:style-name="T40">, </text:span><text:span text:style-name="T66">seja</text:span><text:span text:style-name="T68"> feita uma transferência do</text:span><text:span text:style-name="T40"> saldo da conta </text:span><text:span text:style-name="T68">C</text:span><text:span text:style-name="T40">liente </text:span><text:span text:style-name="T68">para o saldo da conta </text:span><text:span text:style-name="T66">Organizador</text:span><text:span text:style-name="T40"> </text:span><text:span text:style-name="T70">d</text:span><text:span text:style-name="T40">o valor correspondente ao bilhete</text:span>. <text:span text:style-name="T15">P</text:span><text:span text:style-name="T2">ara um sorteio</text:span><text:span text:style-name="T15">s</text:span><text:span text:style-name="T2"> definido</text:span><text:span text:style-name="T15">s</text:span><text:span text:style-name="T2"> como Incremental, </text:span><text:span text:style-name="T15">d</text:span><text:span text:style-name="T5">eve ser verificado se</text:span><text:span text:style-name="T2"> a condição de incremento(número de bilhetes vendidos) </text:span><text:span text:style-name="T15">foi atingida e, </text:span><text:span text:style-name="T8">se</text:span><text:span text:style-name="T2"> atingida, o valor a ser incrementado deve ser </text:span>debita<text:span text:style-name="T2">do</text:span> do saldo da conta <text:span text:style-name="T5">Organizador</text:span><text:span text:style-name="T1"> </text:span><text:span text:style-name="T2">e adicionado ao prêmio do sorteio.</text:span></text:p>
      <text:p text:style-name="P10"/>
      <text:p text:style-name="P11"><text:span text:style-name="T9">Trig</text:span><text:span text:style-name="T90">g</text:span><text:span text:style-name="T9">er para que, </text:span><text:span text:style-name="T71">ao fim de</text:span><text:span text:style-name="T40"> um sorteio</text:span><text:span text:style-name="T63">(Update)</text:span><text:span text:style-name="T72">, o prêmio </text:span><text:span text:style-name="T71">seja</text:span><text:span text:style-name="T72"> dividi</text:span><text:span text:style-name="T40">d</text:span><text:span text:style-name="T72">o e depositado na conta de Clientes que possuam um bilhete vencedor</text:span><text:span text:style-name="T2">(contendo todo</text:span><text:span text:style-name="T3">s</text:span><text:span text:style-name="T2"> os números sorteados), </text:span><text:span text:style-name="T16">s</text:span><text:span text:style-name="T9">e não houverem vencedores, o valor do prêmio </text:span><text:span text:style-name="T15">é</text:span><text:span text:style-name="T9"> retornado ao Organizador</text:span><text:span text:style-name="T2">. </text:span><text:span text:style-name="T9">Se o sorteio finalizado não for o último da modalidade, deve-se iniciar o sorteio seguinte.</text:span><text:span text:style-name="T2"> </text:span><text:span text:style-name="T9">Para um sorteio definido como Acumulável</text:span><text:span text:style-name="T2">,</text:span><text:span text:style-name="T9"> c</text:span><text:span text:style-name="T2">aso não ajam vencedores, </text:span><text:span text:style-name="T9">deve ser feito</text:span><text:span text:style-name="T2"> o acumulo</text:span><text:span text:style-name="T3">(</text:span><text:span text:style-name="T2">percentual</text:span><text:span text:style-name="T3">) </text:span><text:span text:style-name="T10">baseado no prêmio atual no</text:span><text:span text:style-name="T2"> prêmio </text:span><text:span text:style-name="T10">do</text:span><text:span text:style-name="T2"> sorteio s</text:span><text:span text:style-name="T9">eguinte</text:span><text:span text:style-name="T2">. </text:span><text:span text:style-name="T9">Por fim</text:span>, <text:span text:style-name="T4">notificações devem ser da</text:span><text:span text:style-name="T9">d</text:span><text:span text:style-name="T4">as a todos os </text:span><text:span text:style-name="T10">envolvidos(fazer uso do </text:span><text:span text:style-name="T23">p</text:span><text:span text:style-name="T10">rocedimento </text:span><text:span text:style-name="T15">criado anteriormente</text:span><text:span text:style-name="T10">).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5T15:44:49.081000000</dc:date>
    <meta:editing-duration>PT10H12M50S</meta:editing-duration>
    <meta:editing-cycles>82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38" meta:word-count="1281" meta:character-count="8170" meta:non-whitespace-character-count="6925"/>
  </office:meta>
</office:document-meta>
</file>